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Andale Mono', 'lucida console', 'Courier New', monospace"/>
    <style:font-face style:name="PT Serif" svg:font-family="'PT Serif', Georgia, 'Helvetica Neue', Arial, sans-serif"/>
    <style:font-face style:name="PT Serif1" svg:font-family="'PT Serif', Georgia, Times, 'Times New Roman', serif"/>
    <style:font-face style:name="apple-system" svg:font-family="apple-system, BlinkMacSystemFont, 'Segoe UI', Roboto, Oxygen, Ubuntu, Cantarell, 'Open Sans'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877cm" table:align="left"/>
    </style:style>
    <style:style style:name="Table1.A" style:family="table-column">
      <style:table-column-properties style:column-width="0.644cm"/>
    </style:style>
    <style:style style:name="Table1.B" style:family="table-column">
      <style:table-column-properties style:column-width="28.23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variant="normal" fo:text-transform="none" fo:color="#090a0b" style:font-name="Liberation Serif" fo:font-size="12pt" fo:letter-spacing="normal" fo:font-style="normal" fo:font-weight="normal" officeooo:paragraph-rsid="001fa234" style:font-size-asian="10.5pt" style:font-weight-asian="normal" style:font-size-complex="12pt" style:font-weight-complex="normal"/>
    </style:style>
    <style:style style:name="P2" style:family="paragraph" style:parent-style-name="Text_20_body">
      <style:text-properties fo:font-variant="normal" fo:text-transform="none" fo:color="#090a0b" style:font-name="Liberation Serif" fo:font-size="12pt" fo:letter-spacing="normal" fo:font-style="normal" fo:font-weight="normal" officeooo:paragraph-rsid="001fa234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090a0b" style:font-name="Liberation Serif" fo:font-size="12pt" fo:letter-spacing="normal" fo:font-style="normal" fo:font-weight="bold" officeooo:paragraph-rsid="001fa234" style:font-size-asian="10.5pt" style:font-size-complex="12pt"/>
    </style:style>
    <style:style style:name="P4" style:family="paragraph" style:parent-style-name="Text_20_body">
      <style:paragraph-properties fo:line-height="100%"/>
      <style:text-properties fo:font-variant="normal" fo:text-transform="none" fo:color="#292929" style:font-name="Liberation Serif" fo:font-size="15pt" fo:letter-spacing="normal" fo:font-style="normal" fo:font-weight="bold" officeooo:rsid="001db58e" officeooo:paragraph-rsid="001fa234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variant="normal" fo:text-transform="none" fo:color="#222222" style:font-name="Liberation Serif" fo:font-size="13.5pt" fo:letter-spacing="normal" fo:font-style="normal" fo:font-weight="normal" officeooo:paragraph-rsid="001fa234"/>
    </style:style>
    <style:style style:name="P6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db58e" officeooo:paragraph-rsid="001fa234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1fa234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1fa234"/>
    </style:style>
    <style:style style:name="P9" style:family="paragraph" style:parent-style-name="Text_20_body">
      <style:text-properties fo:font-variant="normal" fo:text-transform="none" fo:color="#000000" style:font-name="Liberation Serif" fo:font-size="9.75pt" fo:letter-spacing="normal" fo:font-style="normal" fo:font-weight="normal" officeooo:paragraph-rsid="001fa234"/>
    </style:style>
    <style:style style:name="P10" style:family="paragraph" style:parent-style-name="Text_20_body">
      <style:text-properties fo:font-variant="normal" fo:text-transform="none" fo:color="#000000" style:font-name="Liberation Serif" fo:letter-spacing="normal" fo:font-style="normal" fo:font-weight="normal" officeooo:paragraph-rsid="001fa234"/>
    </style:style>
    <style:style style:name="P11" style:family="paragraph" style:parent-style-name="Text_20_body">
      <style:text-properties fo:color="#000000" style:font-name="Liberation Serif" officeooo:paragraph-rsid="001fa234"/>
    </style:style>
    <style:style style:name="P12" style:family="paragraph" style:parent-style-name="Text_20_body">
      <style:text-properties fo:color="#000000" style:font-name="Liberation Serif" fo:font-size="12pt" officeooo:paragraph-rsid="001fa234" style:font-size-asian="12pt" style:font-size-complex="12pt"/>
    </style:style>
    <style:style style:name="P13" style:family="paragraph" style:parent-style-name="Text_20_body">
      <style:text-properties fo:color="#000000" style:font-name="Liberation Serif" fo:font-size="12pt" officeooo:paragraph-rsid="001fa234"/>
    </style:style>
    <style:style style:name="P14" style:family="paragraph" style:parent-style-name="Text_20_body">
      <style:text-properties fo:color="#000000" style:font-name="Liberation Serif" fo:font-size="12pt" fo:font-weight="bold" officeooo:paragraph-rsid="001fa234"/>
    </style:style>
    <style:style style:name="P15" style:family="paragraph" style:parent-style-name="Text_20_body">
      <style:text-properties style:font-name="Liberation Serif" officeooo:paragraph-rsid="001fa234"/>
    </style:style>
    <style:style style:name="P16" style:family="paragraph" style:parent-style-name="Text_20_body">
      <style:paragraph-properties fo:line-height="100%"/>
      <style:text-properties style:font-name="Liberation Serif" fo:font-style="italic" officeooo:rsid="001d1dea" officeooo:paragraph-rsid="002069fc" style:font-style-asian="italic" style:font-style-complex="italic"/>
    </style:style>
    <style:style style:name="P17" style:family="paragraph" style:parent-style-name="Text_20_body">
      <style:paragraph-properties fo:line-height="100%"/>
      <style:text-properties officeooo:paragraph-rsid="001fa234"/>
    </style:style>
    <style:style style:name="P18" style:family="paragraph" style:parent-style-name="Text_20_body">
      <style:paragraph-properties fo:line-height="100%"/>
      <style:text-properties officeooo:paragraph-rsid="002069fc"/>
    </style:style>
    <style:style style:name="P19" style:family="paragraph" style:parent-style-name="Text_20_body">
      <style:text-properties fo:color="#ffffff" style:font-name="Liberation Serif" fo:font-size="12pt" style:text-underline-style="solid" style:text-underline-width="auto" style:text-underline-color="font-color" officeooo:paragraph-rsid="001fa234"/>
    </style:style>
    <style:style style:name="P20" style:family="paragraph" style:parent-style-name="Text_20_body">
      <style:text-properties officeooo:paragraph-rsid="001fa234"/>
    </style:style>
    <style:style style:name="P21" style:family="paragraph" style:parent-style-name="Standard">
      <style:text-properties style:font-name="Liberation Serif" fo:font-weight="normal" officeooo:paragraph-rsid="001fa234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paragraph-rsid="001fa234"/>
    </style:style>
    <style:style style:name="P23" style:family="paragraph" style:parent-style-name="Standard">
      <style:text-properties style:font-name="Liberation Serif" officeooo:paragraph-rsid="001fa234"/>
    </style:style>
    <style:style style:name="P24" style:family="paragraph" style:parent-style-name="Standard">
      <style:text-properties style:font-name="Liberation Serif" officeooo:paragraph-rsid="002069fc"/>
    </style:style>
    <style:style style:name="P25" style:family="paragraph" style:parent-style-name="Standard">
      <style:text-properties style:font-name="Liberation Serif" officeooo:rsid="001b6491" officeooo:paragraph-rsid="002069fc"/>
    </style:style>
    <style:style style:name="P26" style:family="paragraph" style:parent-style-name="Standard">
      <style:text-properties fo:color="#000000" style:font-name="Liberation Serif" fo:font-style="italic" fo:font-weight="bold" officeooo:paragraph-rsid="001fa234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0000" style:font-name="Liberation Serif" fo:font-style="italic" fo:font-weight="normal" officeooo:paragraph-rsid="001fa234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officeooo:paragraph-rsid="001fa234"/>
    </style:style>
    <style:style style:name="P29" style:family="paragraph" style:parent-style-name="Standard">
      <loext:graphic-properties draw:fill="solid" draw:fill-color="#0e0f11" draw:opacity="100%"/>
      <style:paragraph-properties fo:margin-top="0cm" fo:margin-bottom="0cm" loext:contextual-spacing="false" fo:orphans="2" fo:widows="2" fo:background-color="#0e0f11" fo:padding="0.529cm" fo:border="0.06pt solid #000000"/>
      <style:text-properties officeooo:paragraph-rsid="001fa234"/>
    </style:style>
    <style:style style:name="P30" style:family="paragraph" style:parent-style-name="Heading_20_1">
      <style:text-properties fo:font-variant="normal" fo:text-transform="none" fo:color="#090a0b" style:font-name="Liberation Serif" fo:font-size="20pt" fo:letter-spacing="normal" fo:font-style="normal" fo:font-weight="bold" officeooo:paragraph-rsid="001fa234" style:font-size-asian="20pt" style:font-size-complex="20pt"/>
    </style:style>
    <style:style style:name="P31" style:family="paragraph" style:parent-style-name="Heading_20_1">
      <style:paragraph-properties fo:line-height="100%"/>
      <style:text-properties fo:font-variant="normal" fo:text-transform="none" fo:color="#000000" style:font-name="Liberation Serif" fo:font-size="15pt" fo:letter-spacing="normal" fo:font-style="normal" fo:font-weight="bold" officeooo:rsid="001db58e" officeooo:paragraph-rsid="001fa234" style:font-size-asian="15pt" style:font-weight-asian="bold" style:font-size-complex="15pt" style:font-weight-complex="bold"/>
    </style:style>
    <style:style style:name="P32" style:family="paragraph" style:parent-style-name="Heading_20_1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db58e" officeooo:paragraph-rsid="001fa234" style:font-size-asian="12pt" style:font-weight-asian="bold" style:font-size-complex="12pt" style:font-weight-complex="bold"/>
    </style:style>
    <style:style style:name="P33" style:family="paragraph" style:parent-style-name="Heading_20_1">
      <style:paragraph-properties fo:line-height="100%"/>
      <style:text-properties officeooo:paragraph-rsid="001fa234"/>
    </style:style>
    <style:style style:name="P34" style:family="paragraph" style:parent-style-name="Preformatted_20_Text">
      <loext:graphic-properties draw:fill="solid" draw:fill-color="#0e0f11" draw:opacity="100%"/>
      <style:paragraph-properties fo:margin-top="0cm" fo:margin-bottom="0cm" loext:contextual-spacing="false" fo:orphans="2" fo:widows="2" fo:background-color="#0e0f11" fo:padding="0.529cm" fo:border="0.06pt solid #000000"/>
      <style:text-properties officeooo:paragraph-rsid="001fa234"/>
    </style:style>
    <style:style style:name="P35" style:family="paragraph" style:parent-style-name="Preformatted_20_Text">
      <loext:graphic-properties draw:fill="bitmap" style:repeat="repeat" draw:fill-image-ref-point="top-left"/>
      <style:paragraph-properties fo:margin-left="0cm" fo:margin-right="0cm" fo:margin-top="0cm" fo:margin-bottom="0cm" loext:contextual-spacing="false" fo:text-align="end" style:justify-single-word="false" fo:text-indent="0cm" style:auto-text-indent="false" fo:padding-left="0cm" fo:padding-right="0.049cm" fo:padding-top="0cm" fo:padding-bottom="0cm" fo:border-left="none" fo:border-right="0.06pt solid #00232c" fo:border-top="none" fo:border-bottom="none">
        <style:background-image/>
      </style:paragraph-properties>
      <style:text-properties fo:color="#ffffff" style:font-name="Liberation Serif" fo:font-size="9.75pt" style:text-underline-style="solid" style:text-underline-width="auto" style:text-underline-color="font-color" fo:font-weight="normal" officeooo:paragraph-rsid="001fa234" loext:padding="0cm" loext:border="non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paragraph-rsid="001fa234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ffffff" style:font-name="Liberation Serif" style:text-underline-style="solid" style:text-underline-width="auto" style:text-underline-color="font-color" officeooo:paragraph-rsid="001fa234"/>
    </style:style>
    <style:style style:name="P38" style:family="paragraph" style:parent-style-name="Heading_20_2">
      <style:paragraph-properties fo:line-height="100%"/>
      <style:text-properties officeooo:paragraph-rsid="001fa234"/>
    </style:style>
    <style:style style:name="T1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size-complex="12pt"/>
    </style:style>
    <style:style style:name="T2" style:family="text">
      <style:text-properties fo:font-variant="normal" fo:text-transform="none" fo:color="#292929" style:font-name="Liberation Serif" fo:font-size="12pt" fo:letter-spacing="normal" fo:font-style="normal" fo:font-weight="normal" officeooo:rsid="00245f57" style:font-size-asian="12pt" style:font-size-complex="12pt"/>
    </style:style>
    <style:style style:name="T3" style:family="text">
      <style:text-properties fo:font-variant="normal" fo:text-transform="none" fo:color="#292929" style:font-name="Liberation Serif" fo:font-size="12pt" fo:letter-spacing="normal" fo:font-style="normal" fo:font-weight="normal" officeooo:rsid="001fa234" style:font-size-asian="12pt" style:font-size-complex="12pt"/>
    </style:style>
    <style:style style:name="T4" style:family="text">
      <style:text-properties fo:font-variant="normal" fo:text-transform="none" fo:color="#292929" style:font-name="Liberation Serif" fo:font-size="16.5pt" fo:letter-spacing="normal" fo:font-style="normal" fo:font-weight="bold" officeooo:rsid="001eb24f" style:font-size-asian="12pt" style:font-size-complex="12pt"/>
    </style:style>
    <style:style style:name="T5" style:family="text">
      <style:text-properties fo:font-variant="normal" fo:text-transform="none" fo:color="#292929" style:font-name="Liberation Serif" fo:font-size="15pt" fo:letter-spacing="normal" fo:font-style="normal" fo:font-weight="normal" officeooo:rsid="001db58e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fo:color="#292929" style:font-name="Liberation Serif" fo:font-size="15pt" fo:letter-spacing="normal" fo:font-style="normal" fo:font-weight="normal" officeooo:rsid="001eb24f" style:font-size-asian="15pt" style:font-weight-asian="normal" style:font-size-complex="15pt" style:font-weight-complex="normal"/>
    </style:style>
    <style:style style:name="T7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92929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size-complex="12pt"/>
    </style:style>
    <style:style style:name="T10" style:family="text">
      <style:text-properties fo:font-variant="normal" fo:text-transform="none" fo:color="#292929" style:font-name="Liberation Serif" fo:font-size="12pt" fo:letter-spacing="normal" fo:font-style="normal" fo:font-weight="normal" officeooo:rsid="002904c1" style:font-size-asian="12pt" style:font-size-complex="12pt"/>
    </style:style>
    <style:style style:name="T11" style:family="text">
      <style:text-properties fo:font-variant="normal" fo:text-transform="none" fo:color="#292929" style:font-name="Liberation Serif" fo:font-size="12pt" fo:letter-spacing="normal" fo:font-style="normal" fo:font-weight="normal" officeooo:rsid="00245f57" style:font-size-asian="12pt" style:font-size-complex="12pt"/>
    </style:style>
    <style:style style:name="T12" style:family="text">
      <style:text-properties fo:font-variant="normal" fo:text-transform="none" fo:color="#292929" style:font-name="Liberation Serif" fo:font-size="12pt" fo:letter-spacing="normal" fo:font-style="italic" fo:font-weight="normal" style:font-size-asian="12pt" style:font-size-complex="12pt"/>
    </style:style>
    <style:style style:name="T13" style:family="text">
      <style:text-properties fo:font-variant="normal" fo:text-transform="none" fo:color="#292929" style:font-name="Liberation Serif" fo:font-size="12pt" fo:letter-spacing="normal" fo:font-style="italic" fo:font-weight="normal" officeooo:rsid="001eb24f" style:font-size-asian="12pt" style:font-size-complex="12pt"/>
    </style:style>
    <style:style style:name="T14" style:family="text">
      <style:text-properties fo:font-variant="normal" fo:text-transform="none" fo:color="#292929" style:font-name="Liberation Serif" fo:font-size="12pt" fo:letter-spacing="normal" fo:font-style="italic" fo:font-weight="bold" style:font-size-asian="12pt" style:font-size-complex="12pt"/>
    </style:style>
    <style:style style:name="T15" style:family="text">
      <style:text-properties fo:font-variant="normal" fo:text-transform="none" fo:color="#292929" style:font-name="Liberation Serif" fo:font-size="16.5pt" fo:letter-spacing="normal" fo:font-style="normal" fo:font-weight="bold" officeooo:rsid="001eb24f" style:font-size-asian="12pt" style:font-size-complex="12pt"/>
    </style:style>
    <style:style style:name="T16" style:family="text">
      <style:text-properties fo:font-variant="normal" fo:text-transform="none" fo:color="#292929" fo:font-size="15pt" fo:letter-spacing="normal" fo:font-style="normal" fo:font-weight="normal" officeooo:rsid="001db58e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fo:color="#292929" fo:font-size="15pt" fo:letter-spacing="normal" fo:font-style="normal" fo:font-weight="normal" officeooo:rsid="001eb24f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292929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92929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92929" fo:font-size="12pt" fo:letter-spacing="normal" fo:font-style="normal" fo:font-weight="normal" officeooo:rsid="001eb24f" style:font-size-asian="12pt" style:font-size-complex="12pt"/>
    </style:style>
    <style:style style:name="T21" style:family="text">
      <style:text-properties fo:font-variant="normal" fo:text-transform="none" fo:color="#292929" fo:font-size="12pt" fo:letter-spacing="normal" fo:font-style="normal" fo:font-weight="normal" officeooo:rsid="002904c1" style:font-size-asian="12pt" style:font-size-complex="12pt"/>
    </style:style>
    <style:style style:name="T22" style:family="text">
      <style:text-properties fo:font-variant="normal" fo:text-transform="none" fo:color="#292929" fo:font-size="12pt" fo:letter-spacing="normal" fo:font-style="normal" fo:font-weight="normal" officeooo:rsid="00245f57" style:font-size-asian="12pt" style:font-size-complex="12pt"/>
    </style:style>
    <style:style style:name="T23" style:family="text">
      <style:text-properties fo:font-variant="normal" fo:text-transform="none" fo:color="#292929" fo:font-size="12pt" fo:letter-spacing="normal" fo:font-style="italic" fo:font-weight="normal" style:font-size-asian="12pt" style:font-size-complex="12pt"/>
    </style:style>
    <style:style style:name="T24" style:family="text">
      <style:text-properties fo:font-variant="normal" fo:text-transform="none" fo:color="#292929" fo:font-size="12pt" fo:letter-spacing="normal" fo:font-style="italic" fo:font-weight="normal" officeooo:rsid="001eb24f" style:font-size-asian="12pt" style:font-size-complex="12pt"/>
    </style:style>
    <style:style style:name="T25" style:family="text">
      <style:text-properties fo:font-variant="normal" fo:text-transform="none" fo:color="#292929" fo:font-size="12pt" fo:letter-spacing="normal" fo:font-style="italic" fo:font-weight="bold" style:font-size-asian="12pt" style:font-size-complex="12pt"/>
    </style:style>
    <style:style style:name="T26" style:family="text">
      <style:text-properties fo:font-variant="normal" fo:text-transform="none" fo:color="#292929" fo:font-size="16.5pt" fo:letter-spacing="normal" fo:font-style="normal" fo:font-weight="bold" officeooo:rsid="001eb24f" style:font-size-asian="12pt" style:font-size-complex="12pt"/>
    </style:style>
    <style:style style:name="T27" style:family="text">
      <style:text-properties fo:font-variant="normal" fo:text-transform="none" fo:color="#93a1a1" style:font-name="Menlo" fo:font-size="9.75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93a1a1" fo:font-size="9.75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93a1a1" style:font-name="Liberation Serif" fo:font-size="9.75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313b3f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313b3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313b3f" fo:font-size="12pt" fo:letter-spacing="normal" fo:font-style="italic" fo:font-weight="normal" officeooo:rsid="001d1dea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313b3f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313b3f" style:font-name="Liberation Serif" fo:font-size="12pt" fo:letter-spacing="normal" fo:font-style="italic" fo:font-weight="normal" officeooo:rsid="001d1dea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e5eff5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e5eff5" style:font-name="Liberation Serif" fo:letter-spacing="normal" fo:font-style="normal" fo:font-weight="normal" fo:background-color="transparent" loext:char-shading-value="0" loext:padding="0cm" loext:border="none"/>
    </style:style>
    <style:style style:name="T37" style:family="text">
      <style:text-properties fo:font-variant="normal" fo:text-transform="none" fo:color="#e5eff5" style:font-name="Liberation Serif" fo:letter-spacing="normal" fo:background-color="transparent" loext:char-shading-value="0" loext:padding="0cm" loext:border="none"/>
    </style:style>
    <style:style style:name="T38" style:family="text">
      <style:text-properties fo:font-variant="normal" fo:text-transform="none" fo:color="#e5eff5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e5eff5" fo:letter-spacing="normal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fo:color="#e5eff5" fo:letter-spacing="normal" fo:background-color="transparent" loext:char-shading-value="0" loext:padding="0cm" loext:border="none"/>
    </style:style>
    <style:style style:name="T41" style:family="text">
      <style:text-properties fo:font-variant="normal" fo:text-transform="none" fo:color="#090a0b" style:font-name="Liberation Serif" fo:font-size="12pt" fo:letter-spacing="normal" fo:font-style="normal" fo:font-weight="bold" style:font-size-asian="12pt" style:font-size-complex="12pt"/>
    </style:style>
    <style:style style:name="T42" style:family="text">
      <style:text-properties fo:font-variant="normal" fo:text-transform="none" fo:color="#090a0b" fo:font-size="12pt" fo:letter-spacing="normal" fo:font-style="normal" fo:font-weight="bold" style:font-size-asian="12pt" style:font-size-complex="12pt"/>
    </style:style>
    <style:style style:name="T43" style:family="text">
      <style:text-properties fo:font-variant="normal" fo:text-transform="none" fo:color="#15171a" style:text-line-through-style="none" style:text-line-through-type="none" style:font-name="Liberation Serif" fo:font-size="18.75pt" fo:letter-spacing="normal" fo:font-style="normal" style:text-underline-style="none" fo:font-weight="bold" style:text-blinking="false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15171a" style:text-line-through-style="none" style:text-line-through-type="none" fo:font-size="18.75pt" fo:letter-spacing="normal" fo:font-style="normal" style:text-underline-style="none" fo:font-weight="bold" style:text-blinking="false" fo:background-color="transparent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245f57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45f57" style:font-size-asian="12pt" style:font-size-complex="12pt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1db58e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245f57" style:font-size-asian="10.5pt" style:font-size-complex="12pt" loext:padding="0cm" loext:border="none"/>
    </style:style>
    <style:style style:name="T52" style:family="text">
      <style:text-properties fo:font-variant="normal" fo:text-transform="none" fo:color="#000000" style:font-name="Liberation Serif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53" style:family="text">
      <style:text-properties fo:font-variant="normal" fo:text-transform="none" fo:color="#000000" style:font-name="Liberation Serif" fo:font-size="12pt" fo:letter-spacing="normal" fo:font-style="italic" fo:font-weight="bold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font-style="italic" fo:font-weight="normal" officeooo:rsid="001eb24f" style:font-size-asian="12pt" style:font-size-complex="12pt" loext:padding="0cm" loext:border="none"/>
    </style:style>
    <style:style style:name="T56" style:family="text">
      <style:text-properties fo:font-variant="normal" fo:text-transform="none" fo:color="#000000" style:font-name="Liberation Serif" fo:font-size="10.5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57" style:family="text">
      <style:text-properties fo:font-variant="normal" fo:text-transform="none" fo:color="#000000" style:font-name="Liberation Serif" fo:font-size="10.5pt" fo:letter-spacing="normal" fo:font-style="normal" fo:font-weight="normal" fo:background-color="transparent" loext:char-shading-value="0" loext:padding="0cm" loext:border="none"/>
    </style:style>
    <style:style style:name="T58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loext:padding="0cm" loext:border="none"/>
    </style:style>
    <style:style style:name="T59" style:family="text">
      <style:text-properties fo:font-variant="normal" fo:text-transform="none" fo:color="#000000" style:font-name="Liberation Serif" fo:font-size="9.75pt" fo:letter-spacing="normal" fo:font-style="normal" fo:font-weight="normal" officeooo:rsid="00245f57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1pt" fo:letter-spacing="normal" fo:font-style="normal" fo:font-weight="normal" officeooo:rsid="001eb24f" style:font-size-asian="11pt" style:font-size-complex="11pt" loext:padding="0cm" loext:border="none"/>
    </style:style>
    <style:style style:name="T61" style:family="text">
      <style:text-properties fo:font-variant="normal" fo:text-transform="none" fo:color="#000000" style:font-name="Menlo" fo:font-size="12pt" fo:letter-spacing="normal" fo:font-style="normal" fo:font-weight="normal" style:font-size-asian="12pt" style:font-size-complex="12pt"/>
    </style:style>
    <style:style style:name="T62" style:family="text">
      <style:text-properties fo:font-variant="normal" fo:text-transform="none" fo:color="#000000" style:font-name="Menlo" fo:font-size="12pt" fo:letter-spacing="normal" fo:font-style="normal" fo:font-weight="normal" officeooo:rsid="00245f57" style:font-size-asian="12pt" style:font-size-complex="12pt" loext:padding="0cm" loext:border="none"/>
    </style:style>
    <style:style style:name="T63" style:family="text">
      <style:text-properties fo:font-variant="normal" fo:text-transform="none" fo:color="#000000" style:font-name="Menlo" fo:font-size="11pt" fo:letter-spacing="normal" fo:font-style="normal" fo:font-weight="normal" officeooo:rsid="001eb24f" style:font-size-asian="11pt" style:font-size-complex="11pt" loext:padding="0cm" loext:border="none"/>
    </style:style>
    <style:style style:name="T64" style:family="text">
      <style:text-properties fo:font-variant="normal" fo:text-transform="none" fo:color="#000000" style:font-name="inherit" fo:font-size="12pt" fo:letter-spacing="normal" fo:font-style="normal" fo:font-weight="normal" officeooo:rsid="00245f57" style:font-size-asian="12pt" style:font-size-complex="12pt" loext:padding="0cm" loext:border="none"/>
    </style:style>
    <style:style style:name="T65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T66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color="#000000" fo:font-size="12pt" fo:letter-spacing="normal" fo:font-style="normal" fo:font-weight="normal" officeooo:rsid="00245f57" style:font-size-asian="12pt" style:font-size-complex="12pt"/>
    </style:style>
    <style:style style:name="T68" style:family="text">
      <style:text-properties fo:font-variant="normal" fo:text-transform="none" fo:color="#000000" fo:font-size="12pt" fo:letter-spacing="normal" fo:font-style="normal" fo:font-weight="normal" officeooo:rsid="00245f57" style:font-size-asian="12pt" style:font-size-complex="12pt" loext:padding="0cm" loext:border="none"/>
    </style:style>
    <style:style style:name="T69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cm" loext:border="none"/>
    </style:style>
    <style:style style:name="T70" style:family="text">
      <style:text-properties fo:font-variant="normal" fo:text-transform="none" fo:color="#000000" fo:font-size="12pt" fo:letter-spacing="normal" fo:font-style="normal" fo:font-weight="normal" officeooo:rsid="001db58e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245f57" style:font-size-asian="10.5pt" style:font-size-complex="12pt" loext:padding="0cm" loext:border="none"/>
    </style:style>
    <style:style style:name="T73" style:family="text">
      <style:text-properties fo:font-variant="normal" fo:text-transform="none" fo:color="#000000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74" style:family="text">
      <style:text-properties fo:font-variant="normal" fo:text-transform="none" fo:color="#000000" fo:font-size="12pt" fo:letter-spacing="normal" fo:font-style="italic" fo:font-weight="bold" style:font-size-asian="12pt" style:font-size-complex="12pt"/>
    </style:style>
    <style:style style:name="T75" style:family="text">
      <style:text-properties fo:font-variant="normal" fo:text-transform="none" fo:color="#000000" fo:font-size="12pt" fo:letter-spacing="normal" fo:font-style="italic" fo:font-weight="normal" style:font-size-asian="12pt" style:font-size-complex="12pt"/>
    </style:style>
    <style:style style:name="T76" style:family="text">
      <style:text-properties fo:font-variant="normal" fo:text-transform="none" fo:color="#000000" fo:font-size="12pt" fo:letter-spacing="normal" fo:font-style="italic" fo:font-weight="normal" officeooo:rsid="001eb24f" style:font-size-asian="12pt" style:font-size-complex="12pt" loext:padding="0cm" loext:border="none"/>
    </style:style>
    <style:style style:name="T77" style:family="text">
      <style:text-properties fo:font-variant="normal" fo:text-transform="none" fo:color="#000000" fo:font-size="10.5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78" style:family="text">
      <style:text-properties fo:font-variant="normal" fo:text-transform="none" fo:color="#000000" fo:font-size="10.5pt" fo:letter-spacing="normal" fo:font-style="normal" fo:font-weight="normal" fo:background-color="transparent" loext:char-shading-value="0" loext:padding="0cm" loext:border="none"/>
    </style:style>
    <style:style style:name="T79" style:family="text">
      <style:text-properties fo:font-variant="normal" fo:text-transform="none" fo:color="#000000" fo:letter-spacing="normal" fo:font-style="normal" fo:font-weight="normal" fo:background-color="transparent" loext:char-shading-value="0" loext:padding="0cm" loext:border="none"/>
    </style:style>
    <style:style style:name="T80" style:family="text">
      <style:text-properties fo:font-variant="normal" fo:text-transform="none" fo:color="#000000" fo:font-size="9.75pt" fo:letter-spacing="normal" fo:font-style="normal" fo:font-weight="normal" officeooo:rsid="00245f57" style:font-size-asian="12pt" style:font-size-complex="12pt"/>
    </style:style>
    <style:style style:name="T81" style:family="text">
      <style:text-properties fo:font-variant="normal" fo:text-transform="none" fo:color="#000000" fo:font-size="11pt" fo:letter-spacing="normal" fo:font-style="normal" fo:font-weight="normal" officeooo:rsid="001eb24f" style:font-size-asian="11pt" style:font-size-complex="11pt" loext:padding="0cm" loext:border="none"/>
    </style:style>
    <style:style style:name="T82" style:family="text">
      <style:text-properties fo:font-variant="normal" fo:text-transform="none" fo:font-size="12pt" fo:letter-spacing="normal" style:font-size-asian="12pt" style:font-size-complex="12pt"/>
    </style:style>
    <style:style style:name="T83" style:family="text">
      <style:text-properties fo:font-variant="normal" fo:text-transform="none" fo:color="#222222" style:font-name="PT Serif" fo:font-size="12pt" fo:letter-spacing="normal" fo:font-style="normal" fo:font-weight="bold" officeooo:rsid="00245f57" style:font-size-asian="12pt" style:font-size-complex="12pt"/>
    </style:style>
    <style:style style:name="T84" style:family="text">
      <style:text-properties fo:font-variant="normal" fo:text-transform="none" fo:color="#222222" style:font-name="PT Serif" fo:font-size="12pt" fo:letter-spacing="normal" fo:font-style="normal" fo:font-weight="bold" officeooo:rsid="00245f57" style:font-size-asian="12pt" style:font-size-complex="12pt" loext:padding="0cm" loext:border="none"/>
    </style:style>
    <style:style style:name="T85" style:family="text">
      <style:text-properties fo:font-variant="normal" fo:text-transform="none" fo:color="#222222" style:font-name="Liberation Serif" fo:font-size="12pt" fo:letter-spacing="normal" fo:font-style="normal" fo:font-weight="normal" officeooo:rsid="00245f57" style:font-size-asian="12pt" style:font-size-complex="12pt"/>
    </style:style>
    <style:style style:name="T86" style:family="text">
      <style:text-properties fo:font-variant="normal" fo:text-transform="none" fo:color="#222222" style:font-name="Liberation Serif" fo:font-size="12pt" fo:letter-spacing="normal" fo:font-style="normal" fo:font-weight="bold" officeooo:rsid="00245f57" style:font-size-asian="12pt" style:font-size-complex="12pt"/>
    </style:style>
    <style:style style:name="T87" style:family="text">
      <style:text-properties fo:font-variant="normal" fo:text-transform="none" fo:color="#222222" style:font-name="Liberation Serif" fo:font-size="12pt" fo:letter-spacing="normal" fo:font-style="normal" fo:font-weight="bold" officeooo:rsid="00245f57" style:font-size-asian="12pt" style:font-size-complex="12pt" loext:padding="0cm" loext:border="none"/>
    </style:style>
    <style:style style:name="T88" style:family="text">
      <style:text-properties fo:font-variant="normal" fo:text-transform="none" fo:color="#222222" style:font-name="Liberation Serif" fo:font-size="13.5pt" fo:letter-spacing="normal" fo:font-style="normal" fo:font-weight="normal" officeooo:rsid="00245f57" style:font-size-asian="12pt" style:font-size-complex="12pt" loext:padding="0cm" loext:border="none"/>
    </style:style>
    <style:style style:name="T89" style:family="text">
      <style:text-properties fo:font-variant="normal" fo:text-transform="none" fo:color="#222222" style:font-name="PT Serif1" fo:font-size="13.5pt" fo:letter-spacing="normal" fo:font-style="normal" fo:font-weight="normal" officeooo:rsid="00245f57" style:font-size-asian="12pt" style:font-size-complex="12pt" loext:padding="0cm" loext:border="none"/>
    </style:style>
    <style:style style:name="T90" style:family="text">
      <style:text-properties fo:font-variant="normal" fo:text-transform="none" fo:color="#222222" style:font-name="Menlo" fo:font-size="13.5pt" fo:letter-spacing="normal" fo:font-style="normal" fo:font-weight="normal"/>
    </style:style>
    <style:style style:name="T91" style:family="text">
      <style:text-properties fo:font-variant="normal" fo:text-transform="none" fo:color="#222222" style:font-name="Menlo" fo:font-size="13.5pt" fo:letter-spacing="normal" fo:font-style="normal" fo:font-weight="normal" style:font-size-asian="12pt" style:font-size-complex="12pt"/>
    </style:style>
    <style:style style:name="T92" style:family="text">
      <style:text-properties fo:font-variant="normal" fo:text-transform="none" fo:color="#222222" style:font-name="Menlo" fo:font-size="13.5pt" fo:letter-spacing="normal" fo:font-style="normal" fo:font-weight="normal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222222" fo:font-size="12pt" fo:letter-spacing="normal" fo:font-style="normal" fo:font-weight="bold" officeooo:rsid="00245f57" style:font-size-asian="12pt" style:font-size-complex="12pt"/>
    </style:style>
    <style:style style:name="T94" style:family="text">
      <style:text-properties fo:font-variant="normal" fo:text-transform="none" fo:color="#222222" fo:font-size="12pt" fo:letter-spacing="normal" fo:font-style="normal" fo:font-weight="bold" officeooo:rsid="00245f57" style:font-size-asian="12pt" style:font-size-complex="12pt" loext:padding="0cm" loext:border="none"/>
    </style:style>
    <style:style style:name="T95" style:family="text">
      <style:text-properties fo:font-variant="normal" fo:text-transform="none" fo:color="#222222" fo:font-size="12pt" fo:letter-spacing="normal" fo:font-style="normal" fo:font-weight="normal" officeooo:rsid="00245f57" style:font-size-asian="12pt" style:font-size-complex="12pt"/>
    </style:style>
    <style:style style:name="T96" style:family="text">
      <style:text-properties fo:font-variant="normal" fo:text-transform="none" fo:color="#222222" fo:font-size="13.5pt" fo:letter-spacing="normal" fo:font-style="normal" fo:font-weight="normal"/>
    </style:style>
    <style:style style:name="T97" style:family="text">
      <style:text-properties fo:font-variant="normal" fo:text-transform="none" fo:color="#222222" fo:font-size="13.5pt" fo:letter-spacing="normal" fo:font-style="normal" fo:font-weight="normal" style:font-size-asian="12pt" style:font-size-complex="12pt"/>
    </style:style>
    <style:style style:name="T98" style:family="text">
      <style:text-properties fo:font-variant="normal" fo:text-transform="none" fo:color="#222222" fo:font-size="13.5pt" fo:letter-spacing="normal" fo:font-style="normal" fo:font-weight="normal" officeooo:rsid="00245f57" style:font-size-asian="12pt" style:font-size-complex="12pt" loext:padding="0cm" loext:border="none"/>
    </style:style>
    <style:style style:name="T99" style:family="text">
      <style:text-properties fo:font-variant="normal" fo:text-transform="none" fo:color="#222222" fo:font-size="13.5pt" fo:letter-spacing="normal" fo:font-style="normal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style:font-name="Menlo" fo:letter-spacing="normal" fo:font-style="normal" fo:font-weight="normal"/>
    </style:style>
    <style:style style:name="T101" style:family="text">
      <style:text-properties fo:font-variant="normal" fo:text-transform="none" style:font-name="Menlo" fo:letter-spacing="normal" fo:font-style="normal" fo:font-weight="normal" style:font-size-asian="12pt" style:font-size-complex="12pt"/>
    </style:style>
    <style:style style:name="T102" style:family="text">
      <style:text-properties fo:font-variant="normal" fo:text-transform="none" style:font-name="Menlo" fo:font-size="13.5pt" fo:letter-spacing="normal" fo:font-style="normal" fo:font-weight="normal" style:font-size-asian="12pt" style:font-size-complex="12pt"/>
    </style:style>
    <style:style style:name="T103" style:family="text">
      <style:text-properties fo:font-variant="normal" fo:text-transform="none" style:font-name="Menlo" fo:font-size="13.5pt" fo:letter-spacing="normal" fo:font-style="normal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style:font-name="Menlo" fo:font-size="13.5pt" fo:letter-spacing="normal" fo:font-style="normal" style:font-size-asian="12pt" style:font-weight-asian="bold" style:font-size-complex="12pt" style:font-weight-complex="bold"/>
    </style:style>
    <style:style style:name="T105" style:family="text">
      <style:text-properties fo:font-variant="normal" fo:text-transform="none" fo:color="#ffffff" style:font-name="inherit" fo:font-size="9.75pt" fo:font-style="normal" style:text-underline-style="solid" style:text-underline-width="auto" style:text-underline-color="font-color" fo:font-weight="normal" fo:background-color="#000000" loext:char-shading-value="0" loext:padding="0cm" loext:border="none"/>
    </style:style>
    <style:style style:name="T106" style:family="text">
      <style:text-properties fo:font-variant="normal" fo:text-transform="none" fo:color="#ffffff" style:text-underline-style="solid" style:text-underline-width="auto" style:text-underline-color="font-color" fo:background-color="#000000" loext:char-shading-value="0" loext:padding="0cm" loext:border="none"/>
    </style:style>
    <style:style style:name="T107" style:family="text">
      <style:text-properties fo:font-variant="normal" fo:text-transform="none" fo:color="#ffffff" fo:font-size="9.75pt" fo:font-style="normal" style:text-underline-style="solid" style:text-underline-width="auto" style:text-underline-color="font-color" fo:font-weight="normal" fo:background-color="#000000" loext:char-shading-value="0" loext:padding="0cm" loext:border="none"/>
    </style:style>
    <style:style style:name="T108" style:family="text">
      <style:text-properties fo:font-variant="normal" fo:text-transform="none" fo:color="#ffffff" style:font-name="Liberation Serif" fo:font-size="9.75pt" fo:font-style="normal" style:text-underline-style="solid" style:text-underline-width="auto" style:text-underline-color="font-color" fo:font-weight="normal" fo:background-color="#000000" loext:char-shading-value="0" loext:padding="0cm" loext:border="none"/>
    </style:style>
    <style:style style:name="T109" style:family="text">
      <style:text-properties fo:font-variant="normal" fo:text-transform="none" fo:color="#ffffff" style:font-name="Liberation Serif" style:text-underline-style="solid" style:text-underline-width="auto" style:text-underline-color="font-color" fo:background-color="#000000" loext:char-shading-value="0" loext:padding="0cm" loext:border="none"/>
    </style:style>
    <style:style style:name="T110" style:family="text">
      <style:text-properties fo:font-variant="normal" fo:text-transform="none" fo:letter-spacing="normal" fo:font-style="normal" fo:font-weight="normal"/>
    </style:style>
    <style:style style:name="T111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112" style:family="text">
      <style:text-properties fo:font-variant="normal" fo:text-transform="none" style:font-name="Liberation Serif" fo:letter-spacing="normal" fo:font-style="italic" fo:font-weight="normal" officeooo:rsid="001eb24f" loext:padding="0cm" loext:border="none"/>
    </style:style>
    <style:style style:name="T113" style:family="text">
      <style:text-properties fo:font-variant="normal" fo:text-transform="none" fo:font-size="13.5pt" fo:letter-spacing="normal" fo:font-style="normal" fo:font-weight="normal" style:font-size-asian="12pt" style:font-size-complex="12pt"/>
    </style:style>
    <style:style style:name="T114" style:family="text">
      <style:text-properties fo:font-variant="normal" fo:text-transform="none" fo:font-size="13.5pt" fo:letter-spacing="normal" fo:font-style="normal" fo:font-weight="normal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font-size="13.5pt" fo:letter-spacing="normal" fo:font-style="normal" style:font-size-asian="12pt" style:font-weight-asian="bold" style:font-size-complex="12pt" style:font-weight-complex="bold"/>
    </style:style>
    <style:style style:name="T116" style:family="text">
      <style:text-properties fo:font-size="15pt" officeooo:rsid="001b6491" style:font-size-asian="15pt" style:font-size-complex="15pt"/>
    </style:style>
    <style:style style:name="T117" style:family="text">
      <style:text-properties officeooo:rsid="001b6491"/>
    </style:style>
    <style:style style:name="T118" style:family="text">
      <style:text-properties fo:font-style="italic" officeooo:rsid="001b6491" style:font-style-asian="italic" style:font-style-complex="italic"/>
    </style:style>
    <style:style style:name="T119" style:family="text">
      <style:text-properties fo:font-style="italic" officeooo:rsid="001d1dea" style:font-style-asian="italic" style:font-style-complex="italic"/>
    </style:style>
    <style:style style:name="T120" style:family="text">
      <style:text-properties officeooo:rsid="001b6491" style:font-style-asian="normal" style:font-style-complex="normal"/>
    </style:style>
    <style:style style:name="T121" style:family="text">
      <style:text-properties style:font-weight-asian="normal" style:font-weight-complex="normal"/>
    </style:style>
    <style:style style:name="T122" style:family="text">
      <style:text-properties fo:color="#000000"/>
    </style:style>
    <style:style style:name="T123" style:family="text">
      <style:text-properties fo:color="#000000" style:font-name="Liberation Serif"/>
    </style:style>
    <style:style style:name="T124" style:family="text">
      <style:text-properties fo:color="#000000" style:font-name="Liberation Serif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color="#000000" style:font-name="Liberation Serif" fo:font-size="12pt" style:font-size-asian="12pt" style:font-size-complex="12pt"/>
    </style:style>
    <style:style style:name="T126" style:family="text">
      <style:text-properties fo:color="#000000" fo:font-size="12pt" style:font-size-asian="12pt" style:font-size-complex="12pt"/>
    </style:style>
    <style:style style:name="T127" style:family="text">
      <style:text-properties fo:color="#000000" fo:font-size="12pt" style:font-size-asian="12pt" style:font-size-complex="12pt" loext:padding="0cm" loext:border="none"/>
    </style:style>
    <style:style style:name="T128" style:family="text">
      <style:text-properties fo:color="#000000" style:font-name="Menlo" fo:font-size="12pt" style:font-size-asian="12pt" style:font-size-complex="12pt"/>
    </style:style>
    <style:style style:name="T129" style:family="text">
      <style:text-properties fo:color="#000000" style:font-name="inherit" fo:font-size="12pt" style:font-size-asian="12pt" style:font-size-complex="12pt" loext:padding="0cm" loext:border="none"/>
    </style:style>
    <style:style style:name="T1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style:font-name="Liberation Serif"/>
    </style:style>
    <style:style style:name="T132" style:family="text">
      <style:text-properties style:font-name="Liberation Serif" officeooo:rsid="001d1dea"/>
    </style:style>
    <style:style style:name="T133" style:family="text">
      <style:text-properties style:font-name="Liberation Serif" fo:font-style="italic" officeooo:rsid="001d1dea" style:font-style-asian="italic" style:font-style-complex="italic"/>
    </style:style>
    <style:style style:name="T134" style:family="text">
      <style:text-properties style:font-name="Menlo"/>
    </style:style>
    <style:style style:name="T135" style:family="text">
      <style:text-properties style:font-name="Menlo" style:font-size-asian="12pt" style:font-weight-asian="normal" style:font-size-complex="12pt" style:font-weight-complex="normal"/>
    </style:style>
    <style:style style:name="T136" style:family="text">
      <style:text-properties style:font-name="Menlo" style:font-size-asian="12pt" style:font-size-complex="12pt"/>
    </style:style>
    <style:style style:name="T137" style:family="text">
      <style:text-properties style:font-name="Menlo" fo:font-size="12pt" style:font-size-asian="12pt" style:font-size-complex="12pt"/>
    </style:style>
    <style:style style:name="T138" style:family="text">
      <style:text-properties fo:color="#222222" style:font-name="Menlo" fo:font-weight="bold" style:font-size-asian="12pt" style:font-size-complex="12pt"/>
    </style:style>
    <style:style style:name="T139" style:family="text">
      <style:text-properties fo:color="#222222" fo:font-weight="bold" style:font-size-asian="12pt" style:font-size-complex="12pt"/>
    </style:style>
    <style:style style:name="T140" style:family="text">
      <style:text-properties fo:font-weight="normal"/>
    </style:style>
    <style:style style:name="T141" style:family="text">
      <style:text-properties style:font-name="Liberation Serif"/>
    </style:style>
    <style:style style:name="T142" style:family="text">
      <style:text-properties style:font-name="Liberation Serif" fo:font-style="italic" officeooo:rsid="001d1dea" style:font-style-asian="italic" style:font-style-complex="italic"/>
    </style:style>
    <style:style style:name="T143" style:family="text">
      <style:text-properties style:font-name="Liberation Serif" officeooo:rsid="001d1dea"/>
    </style:style>
    <style:style style:name="T144" style:family="text">
      <style:text-properties officeooo:rsid="001d1dea"/>
    </style:style>
    <style:style style:name="T145" style:family="text">
      <style:text-properties style:font-size-asian="12pt" style:font-weight-asian="normal" style:font-size-complex="12pt" style:font-weight-complex="normal"/>
    </style:style>
    <style:style style:name="T146" style:family="text">
      <style:text-properties style:font-size-asian="12pt" style:font-size-complex="12pt"/>
    </style:style>
    <style:style style:name="T147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 text:c="7"/>NGINX Monitoring with Prometheus</text:h>
      <text:p text:style-name="P3"/>
      <text:p text:style-name="P1"><text:s text:c="2"/><text:span text:style-name="T116">Nginx exporter is used to export all the data which is present in that machine</text:span></text:p>
      <text:p text:style-name="P2"><text:span text:style-name="T117">1) <text:s/>Firsc we have to go to nginx conf file and add location in my case conf file location is </text:span><text:span text:style-name="T118">etc</text:span><text:span text:style-name="T120">/nginx/conf.d/default.conf</text:span></text:p>
      <text:p text:style-name="P2"><text:span text:style-name="T120"><text:s text:c="6"/>server {</text:span></text:p>
      <text:p text:style-name="P2"><text:span text:style-name="T120"><text:s text:c="16"/>listen 8080;</text:span></text:p>
      <text:p text:style-name="P2"><text:span text:style-name="T120"><text:s text:c="16"/>server_name _;</text:span></text:p>
      <text:p text:style-name="P2"><text:span text:style-name="T120"><text:s text:c="16"/>location /stub_status {</text:span></text:p>
      <text:p text:style-name="P2"><text:span text:style-name="T120"><text:s text:c="24"/>stub_status on;</text:span></text:p>
      <text:p text:style-name="P2"><text:span text:style-name="T120"><text:s text:c="16"/>}</text:span></text:p>
      <text:p text:style-name="P2"><text:span text:style-name="T120"><text:s text:c="8"/>}</text:span></text:p>
      <text:p text:style-name="P21">2) in the above case it nginx exporter is using 8080 port lo we have to allow 8080 port in server</text:p>
      <text:p text:style-name="P21">add the above lines to conf and save it </text:p>
      <text:p text:style-name="P21">3) after that check with nginx with nginx -t whether conf file has syntax ok or not if it is ok restart nginx</text:p>
      <text:p text:style-name="P21"><text:s text:c="14"/>service nginx restart</text:p>
      <text:p text:style-name="P22"><text:span text:style-name="T121">4) </text:span><text:span text:style-name="T30">This is what the /metrics endpoint will look like</text:span></text:p>
      <text:p text:style-name="P23"><text:span text:style-name="T31"><text:s text:c="10"/>curl localhost/stub_status</text:span></text:p>
      <text:p text:style-name="P23"><text:span text:style-name="T31"><text:s text:c="5"/>then we will get answer like below:</text:span></text:p>
      <text:p text:style-name="P23"><text:span text:style-name="T31"><text:s text:c="2"/></text:span></text:p>
      <text:p text:style-name="P29"><text:span text:style-name="Source_20_Text"><text:span text:style-name="T35">Active connections: 2 </text:span></text:span></text:p>
      <text:p text:style-name="P34"><text:span text:style-name="Source_20_Text"><text:span text:style-name="T36">server accepts handled requests</text:span></text:span></text:p>
      <text:p text:style-name="P34"><text:span text:style-name="Source_20_Text"><text:span text:style-name="T37"><text:s/></text:span></text:span><text:span text:style-name="Source_20_Text"><text:span text:style-name="T36">13 13 25 </text:span></text:span></text:p>
      <text:p text:style-name="P34"><text:span text:style-name="Source_20_Text"><text:span text:style-name="T36">Reading: 0 Writing: 1 Waiting: 1</text:span></text:span></text:p>
      <text:p text:style-name="P23"><text:span text:style-name="T31"/></text:p>
      <text:p text:style-name="P28"><text:span text:style-name="T33"><text:s/></text:span><text:bookmark text:name="install-the-nginx-prometheus-exporter-from-github"/><text:span text:style-name="T41">Install the NGINX Prometheus Exporter from </text:span><text:a xlink:type="simple" xlink:href="https://github.com/nginxinc/nginx-prometheus-exporter" text:style-name="Internet_20_link" text:visited-style-name="Visited_20_Internet_20_Link"><text:span text:style-name="T43">GitHub</text:span></text:a></text:p>
      <text:p text:style-name="P25"/>
      <text:p text:style-name="P25">* Then download the github repo which is used for exporting in our instance we <text:s/>anre not able to download from github dute to permission issue so i had go through 192.168.9.15 machine and copied to orginal machine</text:p>
      <text:p text:style-name="P18"><text:span text:style-name="T131"><text:s text:c="6"/></text:span><text:span text:style-name="T132">copy: scp -p26 /</text:span><text:span text:style-name="T133">src/test </text:span><text:a xlink:type="simple" xlink:href="mailto:user@ip" text:style-name="Internet_20_link" text:visited-style-name="Visited_20_Internet_20_Link"><text:span text:style-name="T133">user@ip</text:span></text:a><text:span text:style-name="T133">:/dest/opt/</text:span></text:p>
      <text:p text:style-name="P16"><text:s text:c="6"/>src: the file which u need to copy </text:p>
      <text:p text:style-name="P16"><text:s text:c="6"/>dest: were u need to copy </text:p>
      <text:p text:style-name="P16"><text:s text:c="6"/>usr: username like powerpay</text:p>
      <text:p text:style-name="P24"><text:soft-page-break/><text:span text:style-name="T32"><text:s text:c="5"/>ip: for which machine ur gng to copy</text:span><text:span text:style-name="T31"> </text:span></text:p>
      <text:p text:style-name="P24"><text:span text:style-name="T31">1) <text:s text:c="2"/>go to /tmp <text:s text:c="2"/>and download the nginx-prometheus -exporter</text:span></text:p>
      <text:p text:style-name="P23"><text:span text:style-name="T31"><text:s text:c="4"/>cd /tmp</text:span></text:p>
      <text:p text:style-name="P28"><text:span text:style-name="T33"><text:s text:c="2"/></text:span><text:span text:style-name="T45"><text:s text:c="2"/></text:span><text:span text:style-name="Source_20_Text"><text:span text:style-name="T56">wget</text:span></text:span><text:span text:style-name="Source_20_Text"><text:span text:style-name="T52"> https://github.com/nginxinc/nginx-prometheus-exporter/releases/download/v0.7.0/nginx-prometheus-exporter-0.7.0-linux-amd64.tar.gz</text:span></text:span></text:p>
      <text:p text:style-name="P26"><text:span text:style-name="T82"/></text:p>
      <text:p text:style-name="P27"><text:span text:style-name="T82">2) tn un tar the tar file</text:span></text:p>
      <text:p text:style-name="P28"><text:span text:style-name="T124"><text:s text:c="7"/></text:span><text:span text:style-name="Source_20_Text"><text:span text:style-name="T57">tar</text:span></text:span><text:span text:style-name="Source_20_Text"><text:span text:style-name="T58"> -xf nginx-prometheus-exporter-0.7.0-linux-amd64.tar.gz</text:span></text:span></text:p>
      <text:p text:style-name="P11"><text:line-break/></text:p>
      <text:p text:style-name="P11">3) move the tar file to usr/local/bin:</text:p>
      <text:p text:style-name="P20"><text:span text:style-name="T123"><text:s text:c="22"/></text:span><text:span text:style-name="Source_20_Text"><text:span text:style-name="T57">mv</text:span></text:span><text:span text:style-name="Source_20_Text"><text:span text:style-name="T58"> nginx-prometheus-exporter /usr/local/bin</text:span></text:span></text:p>
      <text:p text:style-name="P15">4) Add the user with the name of nginx_exporter:</text:p>
      <text:p text:style-name="P20"><text:span text:style-name="T131"><text:s text:c="5"/></text:span><text:span text:style-name="T123"><text:s text:c="2"/></text:span><text:span text:style-name="Source_20_Text"><text:span text:style-name="T57">useradd</text:span></text:span><text:span text:style-name="Source_20_Text"><text:span text:style-name="T58"> -r nginx_exporter</text:span></text:span></text:p>
      <text:p text:style-name="P15">5) <text:s/>create a systemd file for nginx_exporter.service</text:p>
      <text:p text:style-name="P20"><text:span text:style-name="T131"><text:s text:c="10"/></text:span><text:span text:style-name="T123"><text:s/></text:span><text:span text:style-name="Source_20_Text"><text:span text:style-name="T57">nano</text:span></text:span><text:span text:style-name="Source_20_Text"><text:span text:style-name="T58"> /etc/systemd/system/nginx_prometheus_exporter.service</text:span></text:span></text:p>
      <text:p text:style-name="P15">6) <text:s/>Add this in to thatr file</text:p>
      <text:p text:style-name="P15"><text:s/>[Unit]</text:p>
      <text:p text:style-name="P15">Description=NGINX Prometheus Exporter</text:p>
      <text:p text:style-name="P15">After=network.target</text:p>
      <text:p text:style-name="P15"/>
      <text:p text:style-name="P15">[Service]</text:p>
      <text:p text:style-name="P15">Type=simple</text:p>
      <text:p text:style-name="P15">User=nginx_exporter</text:p>
      <text:p text:style-name="P15">Group=nginx_exporter</text:p>
      <text:p text:style-name="P15">ExecStart=/usr/local/bin/nginx-prometheus-exporter \</text:p>
      <text:p text:style-name="P15"><text:s text:c="4"/>-web.listen-address=private_IP_here:9113 \</text:p>
      <text:p text:style-name="P15"><text:s text:c="4"/>-nginx.scrape-uri http://127.0.0.1:80/metrics</text:p>
      <text:p text:style-name="P15"/>
      <text:p text:style-name="P15">SyslogIdentifier=nginx_prometheus_exporter</text:p>
      <text:p text:style-name="P15">Restart=always</text:p>
      <text:p text:style-name="P15"/>
      <text:p text:style-name="P15">[Install]</text:p>
      <text:p text:style-name="P15"><text:soft-page-break/>WantedBy=multi-user.target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h text:style-name="P31" text:outline-level="1">Monitoring. Visual perception</text:h>
      <text:p text:style-name="P4"><text:span text:style-name="T31"/></text:p>
      <text:p text:style-name="P17"><text:span text:style-name="T5">1</text:span><text:span text:style-name="T6">) </text:span><text:span text:style-name="T7"><text:s/></text:span><text:bookmark text:name="4288"/><text:span text:style-name="Emphasis"><text:span text:style-name="T12">First step is to edit </text:span></text:span><text:span text:style-name="Emphasis"><text:span text:style-name="T14">prometheus.yml</text:span></text:span><text:span text:style-name="Emphasis"><text:span text:style-name="T8"> </text:span></text:span><text:span text:style-name="Emphasis"><text:span text:style-name="T12">configuration file. Stop the Prometheus server and add open the file:</text:span></text:span></text:p>
      <text:p text:style-name="P17"><text:span text:style-name="Emphasis"><text:span text:style-name="T12"><text:s text:c="5"/></text:span></text:span><text:span text:style-name="Emphasis"><text:span text:style-name="T8">systemctl stop prometheus</text:span></text:span></text:p>
      <text:p text:style-name="P17"><text:span text:style-name="Emphasis"><text:span text:style-name="T12"><text:s text:c="4"/></text:span></text:span><text:span text:style-name="Emphasis"><text:span text:style-name="T8">vim /etc/prometheus/prometheus.yml</text:span></text:span></text:p>
      <text:p text:style-name="P17"><text:span text:style-name="Emphasis"><text:span text:style-name="T13">2) Add the target in prometheus.yml filewith the port of 9113:</text:span></text:span></text:p>
      <text:p text:style-name="P17"><text:span text:style-name="Emphasis"><text:span text:style-name="T13"><text:s text:c="13"/></text:span></text:span><text:span text:style-name="Emphasis"><text:span text:style-name="T1">...</text:span></text:span><text:span text:style-name="Emphasis"><text:span text:style-name="T13"><text:line-break/>- <text:s/></text:span></text:span><text:span text:style-name="Emphasis"><text:span text:style-name="T1">job_name: ‘</text:span></text:span><text:span text:style-name="Emphasis"><text:span text:style-name="T10">nginx</text:span></text:span><text:span text:style-name="Emphasis"><text:span text:style-name="T1">_exporter’</text:span></text:span><text:span text:style-name="Emphasis"><text:span text:style-name="T13"><text:line-break/> <text:s text:c="2"/></text:span></text:span><text:span text:style-name="Emphasis"><text:span text:style-name="T1">static_configs:</text:span></text:span><text:span text:style-name="Emphasis"><text:span text:style-name="T13"><text:line-break/> <text:s text:c="4"/>- </text:span></text:span><text:span text:style-name="Emphasis"><text:span text:style-name="T1">targets: [‘xxx.xxx.xxx.xxx:</text:span></text:span><text:span text:style-name="Emphasis"><text:span text:style-name="T10">9113</text:span></text:span><text:span text:style-name="Emphasis"><text:span text:style-name="T1">’]</text:span></text:span></text:p>
      <text:p text:style-name="P17"><text:span text:style-name="Emphasis"><text:span text:style-name="T1">SAVE AND REOAD THE FILE</text:span></text:span></text:p>
      <text:h text:style-name="P38" text:outline-level="2"><text:bookmark text:name="307a"/><text:span text:style-name="Emphasis"><text:span text:style-name="T4">Grafana on the other hand</text:span></text:span></text:h>
      <text:p text:style-name="P17"><text:span text:style-name="Emphasis"><text:span text:style-name="T1">1) <text:s/>Add the dashbord in grafana osing import 11280 with postgres dashbord number</text:span></text:span></text:p>
      <text:p text:style-name="P17"><text:span text:style-name="Emphasis"><text:span text:style-name="T1"/></text:span></text:p>
      <text:p text:style-name="P17"><text:span text:style-name="Emphasis"><text:span text:style-name="T1"/></text:span></text:p>
      <text:p text:style-name="P17"><text:span text:style-name="Emphasis"><text:span text:style-name="T2">NOTE:</text:span></text:span></text:p>
      <text:p text:style-name="P17"><text:span text:style-name="Emphasis"><text:span text:style-name="T1"><text:s/></text:span></text:span><text:span text:style-name="Emphasis"><text:span text:style-name="T2">For better under stang go through this website:</text:span></text:span></text:p>
      <text:p text:style-name="P17"><text:span text:style-name="Emphasis"><text:span text:style-name="T2"><text:s text:c="7"/></text:span></text:span><text:a xlink:type="simple" xlink:href="http://www.observability.blog/nginx-monitoring-with-prometheus/" text:style-name="Internet_20_link" text:visited-style-name="Visited_20_Internet_20_Link"><text:span text:style-name="Emphasis">www.observability.blog/nginx-monitoring-with-prometheus/</text:span></text:a></text:p>
      <text:p text:style-name="P17"><text:span text:style-name="Emphasis"><text:span text:style-name="T2"/></text:span></text:p>
      <text:h text:style-name="P33" text:outline-level="1"><text:span text:style-name="Emphasis"><text:span text:style-name="T86">Nginx Metrics on Prometheus With the Nginx Log Exporter</text:span></text:span></text:h>
      <text:p text:style-name="P17"><text:span text:style-name="Emphasis"><text:span text:style-name="T2"/></text:span></text:p>
      <text:p text:style-name="P17"><text:span text:style-name="Emphasis"><text:span text:style-name="T2">1) <text:s text:c="2"/>Go to nginc conf file and change log_format to </text:span></text:span><text:span text:style-name="Emphasis"><text:span text:style-name="T59">log_format custom</text:span></text:span></text:p>
      <text:p text:style-name="P17"><text:soft-page-break/><text:span text:style-name="Emphasis"><text:span text:style-name="T59"><text:s text:c="6"/></text:span></text:span><text:span text:style-name="Emphasis"><text:span text:style-name="T85">Configure your nginx server’s log format to match the nginx log exporter’s expected format, we will name it custom:</text:span></text:span></text:p>
      <text:p text:style-name="P17"><text:span text:style-name="Emphasis"><text:span text:style-name="T59"><text:s text:c="4"/></text:span></text:span><text:span text:style-name="Emphasis"><text:span text:style-name="T46"><text:s/></text:span></text:span><text:span text:style-name="Emphasis"><text:span text:style-name="T47">log_format custom '$remote_addr - $remote_user [$time_local] ' '"$request" $status $body_bytes_sent ' '"$http_referer" "$http_user_agent" "$http_x_forwarded_for"';</text:span></text:span></text:p>
      <text:p text:style-name="P17"><text:span text:style-name="Emphasis"><text:span text:style-name="T51">2) go to default.conf file and add this location on under http server only:</text:span></text:span></text:p>
      <text:p text:style-name="P17"><text:span text:style-name="Emphasis"><text:span text:style-name="T51"><text:s text:c="4"/></text:span></text:span><text:span text:style-name="Emphasis"><text:span text:style-name="T47"><text:s text:c="2"/>location / { </text:span></text:span></text:p>
      <text:p text:style-name="P17"><text:span text:style-name="Emphasis"><text:span text:style-name="T47"><text:s text:c="18"/>try_files $uri $uri/ =404;</text:span></text:span></text:p>
      <text:p text:style-name="P17"><text:span text:style-name="Emphasis"><text:span text:style-name="T47"><text:s text:c="7"/>}</text:span></text:span></text:p>
      <text:h text:style-name="P38" text:outline-level="2"><text:span text:style-name="Emphasis"><text:span text:style-name="T47"/></text:span></text:h>
      <text:h text:style-name="P38" text:outline-level="2"><text:span text:style-name="Emphasis"><text:span text:style-name="T87">Nginx Log Exporter</text:span></text:span></text:h>
      <text:p text:style-name="P17"><text:span text:style-name="Emphasis"><text:span text:style-name="T47">1) Download exporter from git lab:</text:span></text:span></text:p>
      <text:p text:style-name="P17"><text:span text:style-name="Emphasis"><text:span text:style-name="T47"><text:s text:c="6"/>wget </text:span></text:span><text:a xlink:type="simple" xlink:href="https://github.com/martin-helmich/prometheus-nginxlog-exporter/releases/download/v1.4.0/prometheus-nginxlog-exporter" text:style-name="Internet_20_link" text:visited-style-name="Visited_20_Internet_20_Link"><text:span text:style-name="Emphasis">https://github.com/martin-helmich/prometheus-nginxlog-exporter/releases/download/v1.4.0/prometheus-nginxlog-exporter</text:span></text:a></text:p>
      <text:p text:style-name="P17"><text:span text:style-name="Emphasis"><text:span text:style-name="T47">2) </text:span></text:span><text:span text:style-name="Emphasis"><text:span text:style-name="T88">Make it executable and move it to your path:</text:span></text:span></text:p>
      <text:p text:style-name="P15"><text:s text:c="9"/><text:span text:style-name="T126"><text:s/></text:span><text:span text:style-name="T66">chmod +x prometheus-nginxlog-exporter</text:span></text:p>
      <text:p text:style-name="P12"><text:span text:style-name="T110"><text:s text:c="10"/>mv prometheus-nginxlog-exporter /usr/bin/prometheus-nginxlog-exporter</text:span></text:p>
      <text:p text:style-name="P13"><text:span text:style-name="T111">3) </text:span><text:span text:style-name="T96">Create the directory where we will place our config for our exporter:</text:span></text:p>
      <text:p text:style-name="P13"><text:span text:style-name="T97"><text:s text:c="6"/>mkdir /etc/prometheus</text:span></text:p>
      <text:p text:style-name="P13"><text:span text:style-name="T97">4) create config file:</text:span></text:p>
      <text:p text:style-name="P13"><text:span text:style-name="T97"><text:s text:c="7"/>vim /etc/prometheus/nginxlog_exporter.yml</text:span></text:p>
      <text:p text:style-name="P13"><text:span text:style-name="T97">5) Add this in to that conf file</text:span></text:p>
      <text:p text:style-name="P19"><text:span text:style-name="T11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1</text:p>
            <text:p text:style-name="P35">2</text:p>
            <text:p text:style-name="P35">3</text:p>
            <text:p text:style-name="P35">4</text:p>
            <text:p text:style-name="P35">5</text:p>
            <text:p text:style-name="P35">6</text:p>
            <text:p text:style-name="P35">7</text:p>
            <text:p text:style-name="P35">8</text:p>
            <text:p text:style-name="P35">9</text:p>
            <text:p text:style-name="P35">10</text:p>
            <text:p text:style-name="P35">11</text:p>
            <text:p text:style-name="P35">12</text:p>
            <text:p text:style-name="P35">13</text:p>
            <text:p text:style-name="P35">14</text:p>
            <text:p text:style-name="P35">15</text:p>
            <text:p text:style-name="P35">16</text:p>
            <text:p text:style-name="P35">17</text:p>
            <text:p text:style-name="P35"><text:soft-page-break/>18</text:p>
          </table:table-cell>
          <table:table-cell table:style-name="Table1.A1" office:value-type="string">
            <text:p text:style-name="P36"><text:span text:style-name="Source_20_Text"><text:span text:style-name="T108">listen:</text:span></text:span></text:p>
            <text:p text:style-name="P36"><text:span text:style-name="Source_20_Text"><text:span text:style-name="T109"><text:s text:c="2"/></text:span></text:span><text:span text:style-name="Source_20_Text"><text:span text:style-name="T108">port: 4040</text:span></text:span></text:p>
            <text:p text:style-name="P36"><text:span text:style-name="Source_20_Text"><text:span text:style-name="T109"><text:s text:c="2"/></text:span></text:span><text:span text:style-name="Source_20_Text"><text:span text:style-name="T108">address: "0.0.0.0"</text:span></text:span></text:p>
            <text:p text:style-name="P37"/>
            <text:p text:style-name="P36"><text:span text:style-name="Source_20_Text"><text:span text:style-name="T108">consul:</text:span></text:span></text:p>
            <text:p text:style-name="P36"><text:span text:style-name="Source_20_Text"><text:span text:style-name="T109"><text:s text:c="2"/></text:span></text:span><text:span text:style-name="Source_20_Text"><text:span text:style-name="T108">enable: false</text:span></text:span></text:p>
            <text:p text:style-name="P37"/>
            <text:p text:style-name="P36"><text:span text:style-name="Source_20_Text"><text:span text:style-name="T108">namespaces:</text:span></text:span></text:p>
            <text:p text:style-name="P36"><text:span text:style-name="Source_20_Text"><text:span text:style-name="T109"><text:s text:c="2"/></text:span></text:span><text:span text:style-name="Source_20_Text"><text:span text:style-name="T108">- name: myapp</text:span></text:span></text:p>
            <text:p text:style-name="P36"><text:span text:style-name="Source_20_Text"><text:span text:style-name="T109"><text:s text:c="4"/></text:span></text:span><text:span text:style-name="Source_20_Text"><text:span text:style-name="T108">format: "$remote_addr - $remote_user [$time_local] \"$request\" $status $body_bytes_sent \"$http_referer\" \"$http_user_agent\" \"$http_x_forwarded_for\""</text:span></text:span></text:p>
            <text:p text:style-name="P36"><text:span text:style-name="Source_20_Text"><text:span text:style-name="T109"><text:s text:c="4"/></text:span></text:span><text:span text:style-name="Source_20_Text"><text:span text:style-name="T108">source:</text:span></text:span></text:p>
            <text:p text:style-name="P36"><text:span text:style-name="Source_20_Text"><text:span text:style-name="T109"><text:s text:c="6"/></text:span></text:span><text:span text:style-name="Source_20_Text"><text:span text:style-name="T108">files:</text:span></text:span></text:p>
            <text:p text:style-name="P36"><text:span text:style-name="Source_20_Text"><text:span text:style-name="T109"><text:s text:c="8"/></text:span></text:span><text:span text:style-name="Source_20_Text"><text:span text:style-name="T108">- /var/log/nginx/access.log</text:span></text:span></text:p>
            <text:p text:style-name="P36"><text:span text:style-name="Source_20_Text"><text:span text:style-name="T109"><text:s text:c="4"/></text:span></text:span><text:span text:style-name="Source_20_Text"><text:span text:style-name="T108">labels:</text:span></text:span></text:p>
            <text:p text:style-name="P36"><text:span text:style-name="Source_20_Text"><text:span text:style-name="T109"><text:s text:c="6"/></text:span></text:span><text:span text:style-name="Source_20_Text"><text:span text:style-name="T108">service: "myapp"</text:span></text:span></text:p>
            <text:p text:style-name="P36"><text:span text:style-name="Source_20_Text"><text:span text:style-name="T109"><text:s text:c="6"/></text:span></text:span><text:span text:style-name="Source_20_Text"><text:span text:style-name="T108">environment: "production"</text:span></text:span></text:p>
            <text:p text:style-name="P36"><text:soft-page-break/><text:span text:style-name="Source_20_Text"><text:span text:style-name="T109"><text:s text:c="6"/></text:span></text:span><text:span text:style-name="Source_20_Text"><text:span text:style-name="T108">hostname: "</text:span></text:span><text:a xlink:type="simple" xlink:href="http://myapp.example.com/" text:style-name="Internet_20_link" text:visited-style-name="Visited_20_Internet_20_Link"><text:span text:style-name="Source_20_Text">myapp.example.com</text:span></text:a><text:span text:style-name="Source_20_Text"><text:span text:style-name="T108">"</text:span></text:span></text:p>
            <text:p text:style-name="P36"><text:span text:style-name="Source_20_Text"><text:span text:style-name="T109"><text:s text:c="4"/></text:span></text:span><text:span text:style-name="Source_20_Text"><text:span text:style-name="T108">histogram_buckets: [.005, .01, .025, .05, .1, .25, .5, 1, 2.5, 5, 10]</text:span></text:span></text:p>
          </table:table-cell>
        </table:table-row>
      </table:table>
      <text:p text:style-name="P19"><text:span text:style-name="T113"/></text:p>
      <text:p text:style-name="P14"><text:span text:style-name="T115">6)</text:span><text:span text:style-name="T114"> </text:span><text:span text:style-name="T99">Create the systemd unit file:</text:span></text:p>
      <text:p text:style-name="P14"><text:span text:style-name="T99"><text:s text:c="12"/>vim /etc/systemd/system/nginxlog_exporter.service</text:span></text:p>
      <text:p text:style-name="P14"><text:span text:style-name="T99"/></text:p>
      <text:p text:style-name="P5"><text:span text:style-name="T145">And my configuration that I will be using:</text:span></text:p>
      <text:p text:style-name="P9">[Unit]</text:p>
      <text:p text:style-name="P9">Description=Prometheus Log Exporter</text:p>
      <text:p text:style-name="P9">Wants=network-online.target</text:p>
      <text:p text:style-name="P9">After=network-online.target <text:line-break/></text:p>
      <text:p text:style-name="P9">[Service]</text:p>
      <text:p text:style-name="P9">User=root</text:p>
      <text:p text:style-name="P9">Group=root</text:p>
      <text:p text:style-name="P9">Type=simple</text:p>
      <text:p text:style-name="P9">ExecStart=/usr/bin/prometheus-nginxlog-exporter -config-file /etc/prometheus/nginxlog_exporter.yml <text:line-break/></text:p>
      <text:p text:style-name="P9">[Install]</text:p>
      <text:p text:style-name="P9">WantedBy=multi-user.target</text:p>
      <text:p text:style-name="P9"/>
      <text:p text:style-name="P5">Reload systemd and enable the service on boot:</text:p>
      <text:p text:style-name="P5"><text:s text:c="9"/><text:span text:style-name="T126"><text:s/>systemctl daemon-reload</text:span></text:p>
      <text:p text:style-name="P7"><text:s text:c="14"/>systemctl enable nginxlog_exporter</text:p>
      <text:p text:style-name="P7">Restart the service:</text:p>
      <text:p text:style-name="P8"><text:span text:style-name="T146"><text:s text:c="13"/>systemctl restart nginxlog_exporter</text:span></text:p>
      <text:p text:style-name="P10"><text:span text:style-name="T147"><text:s/></text:span><text:span text:style-name="T139">Test the exporter</text:span></text:p>
      <text:p text:style-name="P15"><text:s text:c="7"/>do curl test whethet its working or not </text:p>
      <text:p text:style-name="P20"><text:span text:style-name="T131"><text:s text:c="5"/></text:span><text:span text:style-name="T125"><text:s text:c="2"/></text:span><text:span text:style-name="T45">curl </text:span><text:a xlink:type="simple" xlink:href="http://localhost:4040/metrics" text:style-name="Internet_20_link" text:visited-style-name="Visited_20_Internet_20_Link"><text:span text:style-name="T48">http://localhost:4040/metrics</text:span></text:a></text:p>
      <text:h text:style-name="P32" text:outline-level="1"><text:span text:style-name="T140">Monitoring. Visual perception</text:span></text:h>
      <text:p text:style-name="P6"><text:span text:style-name="T110"/></text:p>
      <text:p text:style-name="P17"><text:span text:style-name="T49">1</text:span><text:span text:style-name="T50">) <text:s/></text:span><text:bookmark text:name="42881"/><text:span text:style-name="Emphasis"><text:span text:style-name="T54">First step is to edit </text:span></text:span><text:span text:style-name="Emphasis"><text:span text:style-name="T53">prometheus.yml</text:span></text:span><text:span text:style-name="Emphasis"><text:span text:style-name="T45"> </text:span></text:span><text:span text:style-name="Emphasis"><text:span text:style-name="T54">configuration file. Stop the Prometheus server and add open the file:</text:span></text:span></text:p>
      <text:p text:style-name="P17"><text:soft-page-break/><text:span text:style-name="Emphasis"><text:span text:style-name="T54"><text:s text:c="5"/></text:span></text:span><text:span text:style-name="Emphasis"><text:span text:style-name="T45">systemctl stop prometheus</text:span></text:span></text:p>
      <text:p text:style-name="P17"><text:span text:style-name="Emphasis"><text:span text:style-name="T54"><text:s text:c="4"/></text:span></text:span><text:span text:style-name="Emphasis"><text:span text:style-name="T45">vim /etc/prometheus/prometheus.yml</text:span></text:span></text:p>
      <text:p text:style-name="P17"><text:span text:style-name="Emphasis"><text:span text:style-name="T55">2) Add the target in prometheus.yml filewith the port of 4040:</text:span></text:span></text:p>
      <text:p text:style-name="P17"><text:span text:style-name="Emphasis"><text:span text:style-name="T60">- job_name: 'nginx'</text:span></text:span></text:p>
      <text:p text:style-name="P17"><text:span text:style-name="Emphasis"><text:span text:style-name="T60"><text:s text:c="2"/>scrape_interval: 15s</text:span></text:span></text:p>
      <text:p text:style-name="P17"><text:span text:style-name="Emphasis"><text:span text:style-name="T60"><text:s text:c="2"/>static_configs:</text:span></text:span></text:p>
      <text:p text:style-name="P17"><text:span text:style-name="Emphasis"><text:span text:style-name="T60"><text:s text:c="5"/>- targets: ['ip.of.nginx.exporter:4040']</text:span></text:span></text:p>
      <text:p text:style-name="P5"><text:span text:style-name="T127">Restart prometheus:<text:line-break/> <text:s text:c="4"/>systemctl restart prometheus</text:span></text:p>
      <text:h text:style-name="P38" text:outline-level="2"><text:span text:style-name="Emphasis"><text:span text:style-name="T4">Grafana on the other hand</text:span></text:span></text:h>
      <text:p text:style-name="P17"><text:span text:style-name="Emphasis"><text:span text:style-name="T1">1) <text:s/>Add the dashbord in grafana using import go with log exporter dashbords :</text:span></text:span></text:p>
      <text:p text:style-name="P17"><text:span text:style-name="Emphasis"><text:span text:style-name="T1"/></text:span></text:p>
      <text:p text:style-name="P17"><text:span text:style-name="Emphasis"><text:span text:style-name="T1"/></text:span></text:p>
      <text:p text:style-name="P17"><text:span text:style-name="Emphasis"><text:span text:style-name="T2">NOTE:</text:span></text:span></text:p>
      <text:p text:style-name="P20"><text:span text:style-name="Emphasis"><text:span text:style-name="T1"><text:s/></text:span></text:span><text:span text:style-name="Emphasis"><text:span text:style-name="T2">For better under stang go through this website:</text:span></text:span><text:span text:style-name="T131"><text:line-break/></text:span><text:span text:style-name="T29"> <text:s text:c="7"/></text:span><text:a xlink:type="simple" xlink:href="https://blog.ruanbekker.com/blog/2020/04/25/nginx-metrics-on-prometheus-with-the-nginx-log-exporter/" text:style-name="Internet_20_link" text:visited-style-name="Visited_20_Internet_20_Link">https://blog.ruanbekker.com/blog/2020/04/25/nginx-metrics-on-prometheus-with-the-nginx-log-exporte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Andale Mono', 'lucida console', 'Courier New', monospace"/>
    <style:font-face style:name="PT Serif" svg:font-family="'PT Serif', Georgia, 'Helvetica Neue', Arial, sans-serif"/>
    <style:font-face style:name="PT Serif1" svg:font-family="'PT Serif', Georgia, Times, 'Times New Roman', serif"/>
    <style:font-face style:name="apple-system" svg:font-family="apple-system, BlinkMacSystemFont, 'Segoe UI', Roboto, Oxygen, Ubuntu, Cantarell, 'Open Sans'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1:24:03.991790885</meta:creation-date>
    <dc:date>2020-11-02T11:27:22.099877525</dc:date>
    <meta:editing-duration>PT3M17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6" meta:paragraph-count="157" meta:word-count="717" meta:character-count="6007" meta:non-whitespace-character-count="4909"/>
  </office:meta>
</office:document-meta>
</file>